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7.49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CATMOVS">
      <style:table-properties table:display="true" style:writing-mode="lr-tb"/>
    </style:style>
    <style:style style:name="ce1" style:family="table-cell" style:parent-style-name="Default" style:data-style-name="N0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CATMOV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VEMOV</text:p>
          </table:table-cell>
          <table:table-cell table:style-name="ce1" office:value-type="string" calcext:value-type="string">
            <text:p>APREPAC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TIPO</text:p>
          </table:table-cell>
          <table:table-cell table:number-columns-repeated="101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REMIO Ahorro SOCIO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CA Cheque Grado Socio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OMIDA REEMB TOTAL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INCENTIVO Puesto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ACIMIENTO AH Socio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astos, Incentivos Especificar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INCENTIVO CTA Bco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INCENTIVO MOVS Bco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JUSTE DE BALANCE</text:p>
          </table:table-cell>
          <table:table-cell table:style-name="ce1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OSITO EN EFECTIVO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OSITO C/DOCTOS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EPOSITO POR INTERNET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PORTACION P/TRANSFER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4% POR RETIRO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EEMB COMIDA FEDAMAC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RIMA DE SEGURO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NTS S/INVERSION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TIRO C/CHEQUE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TIRO POR INTERNET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TIRO PARA TRANSFERENCIA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TIRO EN EFECTIVO</text:p>
          </table:table-cell>
          <table:table-cell table:style-name="ce1"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4% POR RETIRO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RIMA DE SEGURO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ASTOS DE ADMINISTRACION</text:p>
          </table:table-cell>
          <table:table-cell table:style-name="ce1"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NTS BANCO</text:p>
          </table:table-cell>
          <table:table-cell table:style-name="ce1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GO DEP EN EFECTIVO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GO DEPOSITO C/DOCTOS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GO POR INTERNET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GO POR TRANSFERENCIA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GO PARCIAL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TIRO INVERSION BANCARIA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EPOSITO P/TRANSFERENCIA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OTAL RETIROS BANCARIOS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ESTAMO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ESTAMO EN EFECTIVO</text:p>
          </table:table-cell>
          <table:table-cell table:style-name="ce1"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RESTAMO P/TRANSFERENCIA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RASPASO POR SOBREGIRO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NVERSION BANCARIA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ETIRO P/TRANSFERENCIA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NTS S/INVERSION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<text:s/>ISR IDE BANCOS</text:p>
          </table:table-cell>
          <table:table-cell table:style-name="ce1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OTAL DEPOSITOS BANCARIOS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REMIO EF SOCIO</text:p>
          </table:table-cell>
          <table:table-cell table:style-name="ce1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REMIO Cheque <text:s/>SOCIO</text:p>
          </table:table-cell>
          <table:table-cell table:style-name="ce1" office:value-type="string" calcext:value-type="string">
            <text:p>B</text:p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ATMOVS" table:base-cell-address="$CATMOVS.$A$1" table:cell-range-address="$CATMOVS.$A$1:.$E$4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MOVS" style:display-name="PageStyle_CATMOV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meta:document-statistic meta:table-count="1" meta:cell-count="225" meta:object-count="0"/>
  </office:meta>
</office:document-meta>
</file>